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5C0000024E81BFE04ED2865259.png" manifest:media-type="image/png"/>
  <manifest:file-entry manifest:full-path="Pictures/100000000000035C0000024EF6EF6F3ED4ED51EB.png" manifest:media-type="image/png"/>
  <manifest:file-entry manifest:full-path="Pictures/100000000000035C0000024E75C7D79FD8DDBC84.png" manifest:media-type="image/png"/>
  <manifest:file-entry manifest:full-path="Pictures/100000000000035C0000024E26ECE6916F674CE3.png" manifest:media-type="image/png"/>
  <manifest:file-entry manifest:full-path="Pictures/100000000000035C0000024EABFAB7A97D638F51.png" manifest:media-type="image/png"/>
  <manifest:file-entry manifest:full-path="Pictures/100000000000035C0000024ED8064B3EA2CDEA79.png" manifest:media-type="image/png"/>
  <manifest:file-entry manifest:full-path="Pictures/100000000000035C0000024E2BE804FE51CD6BC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5aa60"/>
    </style:style>
    <style:style style:name="P2" style:family="paragraph" style:parent-style-name="Text_20_body">
      <style:text-properties style:font-name="Ubuntu Mono" officeooo:paragraph-rsid="0005aa60"/>
    </style:style>
    <style:style style:name="P3" style:family="paragraph" style:parent-style-name="Text_20_body">
      <style:text-properties style:font-name="Ubuntu Mono" officeooo:rsid="0005aa60" officeooo:paragraph-rsid="0005aa60"/>
    </style:style>
    <style:style style:name="P4" style:family="paragraph" style:parent-style-name="Text_20_body">
      <style:text-properties style:font-name="Ubuntu Mono" officeooo:rsid="00074b9a" officeooo:paragraph-rsid="00074b9a"/>
    </style:style>
    <style:style style:name="P5" style:family="paragraph" style:parent-style-name="Text_20_body">
      <style:text-properties style:font-name="Ubuntu Mono" officeooo:rsid="00074b9a" officeooo:paragraph-rsid="0008021e"/>
    </style:style>
    <style:style style:name="P6" style:family="paragraph" style:parent-style-name="Text_20_body">
      <style:text-properties officeooo:rsid="0005aa60" officeooo:paragraph-rsid="0005aa60"/>
    </style:style>
    <style:style style:name="P7" style:family="paragraph" style:parent-style-name="Preformatted_20_Text">
      <style:text-properties style:font-name="Ubuntu Mono1" fo:font-size="10.3999996185303pt" officeooo:rsid="0005aa60" officeooo:paragraph-rsid="0005aa60" loext:padding="0cm" loext:border="none"/>
    </style:style>
    <style:style style:name="P8" style:family="paragraph" style:parent-style-name="Preformatted_20_Text">
      <style:text-properties style:font-name="Ubuntu Mono1" fo:font-size="10.3999996185303pt" officeooo:rsid="00074b9a" officeooo:paragraph-rsid="00074b9a" loext:padding="0cm" loext:border="none"/>
    </style:style>
    <style:style style:name="P9" style:family="paragraph" style:parent-style-name="Preformatted_20_Text">
      <style:text-properties style:font-name="Ubuntu Mono1" fo:font-size="12pt" officeooo:rsid="00074b9a" officeooo:paragraph-rsid="00074b9a" style:font-size-asian="10.5pt" style:font-size-complex="12pt" loext:padding="0cm" loext:border="none"/>
    </style:style>
    <style:style style:name="P10" style:family="paragraph" style:parent-style-name="Preformatted_20_Text">
      <style:text-properties style:font-name="Ubuntu Mono1" fo:font-size="12pt" officeooo:rsid="00074b9a" officeooo:paragraph-rsid="0008021e" style:font-size-asian="10.5pt" style:font-size-complex="12pt" loext:padding="0cm" loext:border="none"/>
    </style:style>
    <style:style style:name="P11" style:family="paragraph" style:parent-style-name="Preformatted_20_Text">
      <style:text-properties style:font-name="Ubuntu Mono1" fo:font-size="12pt" officeooo:rsid="0008021e" officeooo:paragraph-rsid="0008021e" style:font-size-asian="10.5pt" style:font-size-complex="12pt" loext:padding="0cm" loext:border="none"/>
    </style:style>
    <style:style style:name="P12" style:family="paragraph" style:parent-style-name="Preformatted_20_Text">
      <style:text-properties style:font-name="Ubuntu Mono1" fo:font-size="12pt" officeooo:rsid="0009ac61" officeooo:paragraph-rsid="0009ac61" style:font-size-asian="10.5pt" style:font-size-complex="12pt" loext:padding="0cm" loext:border="none"/>
    </style:style>
    <style:style style:name="P13" style:family="paragraph" style:parent-style-name="Preformatted_20_Text">
      <style:text-properties style:font-name="Ubuntu Mono1" fo:font-size="12pt" officeooo:rsid="000a6718" officeooo:paragraph-rsid="000a6718" style:font-size-asian="10.5pt" style:font-size-complex="12pt" loext:padding="0cm" loext:border="none"/>
    </style:style>
    <style:style style:name="P14" style:family="paragraph" style:parent-style-name="Preformatted_20_Text">
      <style:text-properties style:font-name="Ubuntu Mono1" fo:font-size="12pt" officeooo:rsid="000b25fd" officeooo:paragraph-rsid="000b25fd" style:font-size-asian="10.5pt" style:font-size-complex="12pt" loext:padding="0cm" loext:border="none"/>
    </style:style>
    <style:style style:name="P15" style:family="paragraph" style:parent-style-name="Preformatted_20_Text">
      <style:paragraph-properties fo:margin-left="0cm" fo:margin-right="0cm" fo:margin-top="0cm" fo:margin-bottom="0cm" loext:contextual-spacing="false" fo:text-indent="0cm" style:auto-text-indent="false" fo:padding="0cm" fo:border="none"/>
      <style:text-properties loext:padding="0cm" loext:border="none"/>
    </style:style>
    <style:style style:name="P16" style:family="paragraph" style:parent-style-name="Preformatted_20_Text">
      <style:paragraph-properties fo:margin-top="0cm" fo:margin-bottom="0cm" loext:contextual-spacing="false" fo:padding="0cm" fo:border="none"/>
      <style:text-properties style:font-name="Ubuntu Mono1" fo:font-size="10.3999996185303pt" loext:padding="0cm" loext:border="none"/>
    </style:style>
    <style:style style:name="P17" style:family="paragraph" style:parent-style-name="Subtitle">
      <style:text-properties officeooo:rsid="0010924f" officeooo:paragraph-rsid="0005aa60"/>
    </style:style>
    <style:style style:name="P18" style:family="paragraph" style:parent-style-name="Title">
      <style:text-properties officeooo:rsid="0010924f" officeooo:paragraph-rsid="0005aa60"/>
    </style:style>
    <style:style style:name="P19" style:family="paragraph" style:parent-style-name="Heading_20_1">
      <style:text-properties officeooo:rsid="0010924f" officeooo:paragraph-rsid="0005aa60"/>
    </style:style>
    <style:style style:name="T1" style:family="text">
      <style:text-properties officeooo:rsid="0005aa60"/>
    </style:style>
    <style:style style:name="T2" style:family="text">
      <style:text-properties fo:font-weight="bold" officeooo:rsid="0005aa60" style:font-weight-asian="bold" style:font-weight-complex="bold"/>
    </style:style>
    <style:style style:name="T3" style:family="text">
      <style:text-properties fo:color="#0000ff" style:font-name="Ubuntu Mono1" fo:font-size="10.3999996185303pt"/>
    </style:style>
    <style:style style:name="T4" style:family="text">
      <style:text-properties style:font-name="Ubuntu Mono1" fo:font-size="10.3999996185303pt"/>
    </style:style>
    <style:style style:name="T5" style:family="text">
      <style:text-properties style:font-name="Ubuntu Mono"/>
    </style:style>
    <style:style style:name="T6" style:family="text">
      <style:text-properties style:font-name="Ubuntu Mono" officeooo:rsid="0008021e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008021e" style:font-weight-asian="normal" style:font-weight-complex="normal"/>
    </style:style>
    <style:style style:name="T9" style:family="text">
      <style:text-properties officeooo:rsid="0008021e"/>
    </style:style>
    <style:style style:name="T10" style:family="text">
      <style:text-properties officeooo:rsid="000c37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/>
      <text:p text:style-name="P18">DA Lab <text:span text:style-name="T1">3</text:span></text:p>
      <text:p text:style-name="P17"><text:span text:style-name="T1">Time Series </text:span>Analysis of <text:span text:style-name="T2">Death Due to Lung Cancer</text:span><text:span text:style-name="T1"> </text:span>Dataset</text:p>
      <text:h text:style-name="P19" text:outline-level="1">Name: Dheeraj Chaudhary</text:h>
      <text:h text:style-name="P19" text:outline-level="1">Roll: 17BCS009</text:h>
      <text:p text:style-name="P2"/>
      <text:p text:style-name="P2">library(ggplot2)</text:p>
      <text:p text:style-name="P2">library(Metrics)</text:p>
      <text:p text:style-name="P2">library(forecast)</text:p>
      <text:p text:style-name="P2">library(reshape)</text:p>
      <text:p text:style-name="P2">data("mdeaths")</text:p>
      <text:p text:style-name="P2">mdeaths</text:p>
      <text:p text:style-name="P1"><text:span text:style-name="T1">######## OUTPUT <text:s text:c="2"/></text:span><text:bookmark text:name="rstudio_console_output"/><text:span text:style-name="T3">&gt; mdeaths</text:span></text:p>
      <text:p text:style-name="P15"><text:s text:c="6"/><text:span text:style-name="T4">Jan <text:s/>Feb <text:s/>Mar <text:s/>Apr <text:s/>May <text:s/>Jun <text:s/>Jul <text:s/>Aug <text:s/>Sep <text:s/>Oct <text:s/>Nov <text:s/>Dec</text:span></text:p>
      <text:p text:style-name="P16">1974 2134 1863 1877 1877 1492 1249 1280 1131 1209 1492 1621 1846</text:p>
      <text:p text:style-name="P16">1975 2103 2137 2153 1833 1403 1288 1186 1133 1053 1347 1545 2066</text:p>
      <text:p text:style-name="P16">1976 2020 2750 2283 1479 1189 1160 1113 <text:s/>970 <text:s/>999 1208 1467 2059</text:p>
      <text:p text:style-name="P16">1977 2240 1634 1722 1801 1246 1162 1087 1013 <text:s/>959 1179 1229 1655</text:p>
      <text:p text:style-name="P16">1978 2019 2284 1942 1423 1340 1187 1098 1004 <text:s/>970 1140 1110 1812</text:p>
      <text:p text:style-name="P16">1979 2263 1820 1846 1531 1215 1075 1056 <text:s/>975 <text:s/>940 1081 1294 1341</text:p>
      <text:p text:style-name="P6"/>
      <text:p text:style-name="P3">start(mdeaths)</text:p>
      <text:p text:style-name="P7"><text:bookmark text:name="rstudio_console_output2"/>1974 <text:s text:c="3"/>1</text:p>
      <text:p text:style-name="P3"/>
      <text:p text:style-name="P3">end(mdeaths)</text:p>
      <text:p text:style-name="P7"><text:bookmark text:name="rstudio_console_output3"/>1979 <text:s text:c="2"/>12</text:p>
      <text:p text:style-name="P3"/>
      <text:p text:style-name="P4">############ TIME SERIES OBJECT OF THE DATA ###############</text:p>
      <text:p text:style-name="P4"><text:span text:style-name="T9">my_</text:span>Object &lt;- ts(mdeaths, start=1974 ,frequency = 12)</text:p>
      <text:p text:style-name="P4">Object</text:p>
      <text:p text:style-name="P4">###### Check whether it is an object or not</text:p>
      <text:p text:style-name="P5">is.ts(<text:span text:style-name="T8">my_</text:span><text:span text:style-name="T7">Object</text:span>)</text:p>
      <text:p text:style-name="P4">###### OUTPUT </text:p>
      <text:p text:style-name="P8"><text:bookmark text:name="rstudio_console_output4"/>[1] TRUE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/>
      <text:p text:style-name="P9"><text:soft-page-break/>###### PLOT OF MY DATA ########</text:p>
      <text:p text:style-name="P10">ts.plot(<text:span text:style-name="T6">my_</text:span><text:span text:style-name="T5">Object</text:span>, main="Deaths From lung disease",ylab ="Monthly Total mean Deaths")</text:p>
      <text:p text:style-name="P4"><draw:frame draw:style-name="fr1" draw:name="Image1" text:anchor-type="paragraph" svg:x="1.401cm" svg:y="0.205cm" svg:width="16.794cm" svg:height="11.52cm" draw:z-index="0"><draw:image xlink:href="Pictures/100000000000035C0000024E81BFE04ED2865259.png" xlink:type="simple" xlink:show="embed" xlink:actuate="onLoad" loext:mime-type="image/png"/></draw:frame></text:p>
      <text:p text:style-name="P4"/>
      <text:p text:style-name="P9">###### PLOT OF MY DATA with adding a horizontal regression line in the plot ########</text:p>
      <text:p text:style-name="P10"><draw:frame draw:style-name="fr1" draw:name="Image2" text:anchor-type="paragraph" svg:x="0.321cm" svg:y="1.849cm" svg:width="18.635cm" svg:height="11.889cm" draw:z-index="1"><draw:image xlink:href="Pictures/100000000000035C0000024E75C7D79FD8DDBC84.png" xlink:type="simple" xlink:show="embed" xlink:actuate="onLoad" loext:mime-type="image/png"/></draw:frame>abline(reg = lm(<text:span text:style-name="T6">my_</text:span><text:span text:style-name="T5">Object</text:span>~time(Object)),col="green")</text:p>
      <text:p text:style-name="P9"/>
      <text:p text:style-name="P9"/>
      <text:p text:style-name="P9"/>
      <text:p text:style-name="P9"/>
      <text:p text:style-name="P9"><text:soft-page-break/>#################### PLOT OF YEARLY MEAN VALUES ARE #############</text:p>
      <text:p text:style-name="P10">plot(aggregate(<text:span text:style-name="T6">my_</text:span><text:span text:style-name="T5">Object</text:span>,FUN = mean))</text:p>
      <text:p text:style-name="P11"><draw:frame draw:style-name="fr2" draw:name="Image3" text:anchor-type="paragraph" svg:width="16.466cm" svg:height="11.296cm" draw:z-index="2"><draw:image xlink:href="Pictures/100000000000035C0000024ED8064B3EA2CDEA79.png" xlink:type="simple" xlink:show="embed" xlink:actuate="onLoad" loext:mime-type="image/png"/></draw:frame>################### PLOT OF MONTHLY BOX PLOTS ARE #################</text:p>
      <text:p text:style-name="P10">boxplot(time_series1~cycle(time_series1),xlab="Month",ylab = "Deaths",main = "Death from lung disease")</text:p>
      <text:p text:style-name="P10"><draw:frame draw:style-name="fr3" draw:name="Image4" text:anchor-type="paragraph" svg:width="19.699cm" svg:height="13.513cm" draw:z-index="3"><draw:image xlink:href="Pictures/100000000000035C0000024E2BE804FE51CD6BC1.png" xlink:type="simple" xlink:show="embed" xlink:actuate="onLoad" loext:mime-type="image/png"/></draw:frame></text:p>
      <text:p text:style-name="P10"/>
      <text:p text:style-name="P10"/>
      <text:p text:style-name="P11"><text:soft-page-break/>################ DECOMPOSING THE ABOVE TIME SERIES USING STL FUNCTIONS ##########</text:p>
      <text:p text:style-name="P11"/>
      <text:p text:style-name="P11">stlts &lt;- stl(time_series1, s.window = "periodic")</text:p>
      <text:p text:style-name="P11">plot(stlts)</text:p>
      <text:p text:style-name="P11"><draw:frame draw:style-name="fr1" draw:name="Image5" text:anchor-type="paragraph" svg:x="1.692cm" svg:y="0cm" svg:width="17.367cm" svg:height="11.915cm" draw:z-index="4"><draw:image xlink:href="Pictures/100000000000035C0000024EABFAB7A97D638F51.png" xlink:type="simple" xlink:show="embed" xlink:actuate="onLoad" loext:mime-type="image/png"/></draw:frame></text:p>
      <text:p text:style-name="P12">############### PLOTTING TREND GRAPH SEPARATELY #################</text:p>
      <text:p text:style-name="P12">stlts$trend &lt;- stlts$time.series[,2]</text:p>
      <text:p text:style-name="P12">plot(stlts$trend)</text:p>
      <text:p text:style-name="P12"><draw:frame draw:style-name="fr1" draw:name="Image6" text:anchor-type="paragraph" svg:x="0.836cm" svg:y="0.162cm" svg:width="18.133cm" svg:height="12.439cm" draw:z-index="5"><draw:image xlink:href="Pictures/100000000000035C0000024E26ECE6916F674CE3.png" xlink:type="simple" xlink:show="embed" xlink:actuate="onLoad" loext:mime-type="image/png"/></draw:frame></text:p>
      <text:p text:style-name="P13"><text:soft-page-break/>################# TO CHECK SEASONALITY ######################</text:p>
      <text:p text:style-name="P13">stlts$seasonal &lt;- stlts$time.series[,1]</text:p>
      <text:p text:style-name="P13">plot(stlts$seasonal)</text:p>
      <text:p text:style-name="P13"><draw:frame draw:style-name="fr3" draw:name="Image7" text:anchor-type="paragraph" svg:width="19.699cm" svg:height="13.513cm" draw:z-index="6"><draw:image xlink:href="Pictures/100000000000035C0000024EF6EF6F3ED4ED51EB.png" xlink:type="simple" xlink:show="embed" xlink:actuate="onLoad" loext:mime-type="image/png"/></draw:frame></text:p>
      <text:p text:style-name="P14">############## RESIDUE AFTER REMOVING THE TREND AND SEASONALITY ##########</text:p>
      <text:p text:style-name="P14"/>
      <text:p text:style-name="P14">stlts$residue &lt;- (time_series1 -(stlts$trend + stlts$seasona))</text:p>
      <text:p text:style-name="P14">plot(stlts$residue,main = "Residue after removing trend and seasonality",col = "<text:span text:style-name="T10">green</text:span>"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 Mono1" svg:font-family="'Ubuntu Mono'"/>
    <style:font-face style:name="Ubuntu Mono" svg:font-family="'Ubuntu Mono'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6cm" fo:margin-bottom="0.6cm" fo:margin-left="0.6cm" fo:margin-right="0.6cm" fo:border="0.06pt solid #000000" fo:padding="0.049cm" style:shadow="none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16T22:16:18.925955452</meta:creation-date>
    <dc:date>2020-04-16T22:51:47.929184369</dc:date>
    <meta:editing-duration>PT12M4S</meta:editing-duration>
    <meta:editing-cycles>6</meta:editing-cycles>
    <meta:generator>LibreOffice/6.0.7.3$Linux_X86_64 LibreOffice_project/00m0$Build-3</meta:generator>
    <meta:document-statistic meta:table-count="0" meta:image-count="7" meta:object-count="0" meta:page-count="5" meta:paragraph-count="49" meta:word-count="275" meta:character-count="2031" meta:non-whitespace-character-count="1774"/>
  </office:meta>
</office:document-meta>
</file>